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c678dd"/>
    </style:style>
    <style:style style:name="T2" style:family="text">
      <style:text-properties fo:color="#abb2bf"/>
    </style:style>
    <style:style style:name="T3" style:family="text">
      <style:text-properties fo:color="#98c379"/>
    </style:style>
    <style:style style:name="T4" style:family="text">
      <style:text-properties fo:color="#61afef"/>
    </style:style>
    <style:style style:name="T5" style:family="text">
      <style:text-properties fo:color="#e06c75"/>
    </style:style>
    <style:style style:name="T6" style:family="text">
      <style:text-properties fo:color="#d19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UserProfile/EnhancedUserProfile.js</text:p>
      <text:p text:style-name="Standard"><text:span text:style-name="T1">import</text:span> React<text:span text:style-name="T2">,</text:span> <text:span text:style-name="T2">{</text:span> useState<text:span text:style-name="T2">,</text:span> useEffect <text:span text:style-name="T2">}</text:span> <text:span text:style-name="T1">from</text:span> <text:span text:style-name="T3">'react'</text:span><text:span text:style-name="T2">;</text:span></text:p>
      <text:p text:style-name="Standard"><text:s/><text:span text:style-name="T1">import</text:span> styled <text:span text:style-name="T1">from</text:span> <text:span text:style-name="T3">'styled-components'</text:span><text:span text:style-name="T2">;</text:span></text:p>
      <text:p text:style-name="Standard"><text:s/><text:span text:style-name="T1">import</text:span> <text:span text:style-name="T2">{</text:span> theme <text:span text:style-name="T2">}</text:span> <text:span text:style-name="T1">from</text:span> <text:span text:style-name="T3">'../../styles/theme'</text:span><text:span text:style-name="T2">;</text:span></text:p>
      <text:p text:style-name="Standard"><text:s/><text:span text:style-name="T1">import</text:span> <text:span text:style-name="T2">{</text:span> getLunarPhase <text:span text:style-name="T2">}</text:span> <text:span text:style-name="T1">from</text:span> <text:span text:style-name="T3">'../../services/api'</text:span><text:span text:style-name="T2">;</text:span> </text:p>
      <text:p text:style-name="Standard"/>
      <text:p text:style-name="Standard">const API_KEY = 'YWxsOzAuMDI5MjcwMDAgMTcyNTQ0OTk1MztTV2RzYTJAZDsyNDYwNTU3Ljk4NTU4';</text:p>
      <text:p text:style-name="Standard"/>
      <text:p text:style-name="Standard">const ProfileWrapper = styled.div`</text:p>
      <text:p text:style-name="Standard"><text:s text:c="2"/>max-width: 600px;</text:p>
      <text:p text:style-name="Standard"><text:s text:c="2"/>margin: 0 auto;</text:p>
      <text:p text:style-name="Standard"><text:s text:c="2"/>padding: ${theme.spacing(4)};</text:p>
      <text:p text:style-name="Standard"><text:s text:c="2"/>background-color: ${theme.colors.background.paper};</text:p>
      <text:p text:style-name="Standard"><text:s text:c="2"/>border-radius: ${theme.borderRadius};</text:p>
      <text:p text:style-name="Standard"><text:s text:c="2"/>box-shadow: ${theme.shadows.medium};</text:p>
      <text:p text:style-name="Standard">`;</text:p>
      <text:p text:style-name="Standard"/>
      <text:p text:style-name="Standard">const Title = styled.h2`</text:p>
      <text:p text:style-name="Standard"><text:s text:c="2"/>color: ${theme.colors.secondary.main};</text:p>
      <text:p text:style-name="Standard"><text:s text:c="2"/>margin-bottom: ${theme.spacing(4)};</text:p>
      <text:p text:style-name="Standard">`;</text:p>
      <text:p text:style-name="Standard"/>
      <text:p text:style-name="Standard">const Form = styled.form`</text:p>
      <text:p text:style-name="Standard"><text:s text:c="2"/>display: flex;</text:p>
      <text:p text:style-name="Standard"><text:s text:c="2"/>flex-direction: column;</text:p>
      <text:p text:style-name="Standard"><text:s text:c="2"/>gap: ${theme.spacing(3)};</text:p>
      <text:p text:style-name="Standard">`;</text:p>
      <text:p text:style-name="Standard"/>
      <text:p text:style-name="Standard">const Input = styled.input`</text:p>
      <text:p text:style-name="Standard"><text:s text:c="2"/>padding: ${theme.spacing(1)};</text:p>
      <text:p text:style-name="Standard"><text:s text:c="2"/>border: 1px solid ${theme.colors.primary.light};</text:p>
      <text:p text:style-name="Standard"><text:s text:c="2"/>border-radius: ${theme.borderRadius};</text:p>
      <text:p text:style-name="Standard">`;</text:p>
      <text:p text:style-name="Standard"/>
      <text:p text:style-name="Standard">const Button = styled.button`</text:p>
      <text:p text:style-name="Standard"><text:s text:c="2"/>margin-top: ${theme.spacing(2)};</text:p>
      <text:p text:style-name="Standard">`;</text:p>
      <text:p text:style-name="Standard"/>
      <text:p text:style-name="Standard">const LunarInfo = styled.div`</text:p>
      <text:p text:style-name="Standard"><text:s text:c="2"/>margin-top: ${theme.spacing(4)};</text:p>
      <text:p text:style-name="Standard">`;</text:p>
      <text:p text:style-name="Standard"/>
      <text:p text:style-name="Standard"><text:span text:style-name="T1">const</text:span> <text:span text:style-name="T4">EnhancedUserProfile</text:span> <text:span text:style-name="T4">=</text:span> <text:span text:style-name="T2">()</text:span> <text:span text:style-name="T4">=&gt;</text:span> <text:span text:style-name="T2">{</text:span></text:p>
      <text:p text:style-name="Standard"><text:s/><text:span text:style-name="T1">const</text:span> <text:span text:style-name="T2">[</text:span>user<text:span text:style-name="T2">,</text:span> setUser<text:span text:style-name="T2">]</text:span> <text:span text:style-name="T4">=</text:span> <text:span text:style-name="T4">useState</text:span><text:span text:style-name="T2">({</text:span></text:p>
      <text:p text:style-name="Standard"><text:s/><text:span text:style-name="T5">name</text:span><text:span text:style-name="T4">:</text:span> <text:span text:style-name="T3">''</text:span><text:span text:style-name="T2">,</text:span></text:p>
      <text:p text:style-name="Standard"><text:s/><text:span text:style-name="T5">birthDate</text:span><text:span text:style-name="T4">:</text:span> <text:span text:style-name="T3">''</text:span><text:span text:style-name="T2">,</text:span></text:p>
      <text:p text:style-name="Standard"><text:s/><text:span text:style-name="T5">lastPeriod</text:span><text:span text:style-name="T4">:</text:span> <text:span text:style-name="T3">''</text:span><text:span text:style-name="T2">,</text:span></text:p>
      <text:p text:style-name="Standard"><text:s/><text:span text:style-name="T5">cycleDuration</text:span><text:span text:style-name="T4">:</text:span> <text:span text:style-name="T6">28</text:span> </text:p>
      <text:p text:style-name="Standard"><text:span text:style-name="T2">});</text:span></text:p>
      <text:p text:style-name="Standard"><text:s/><text:span text:style-name="T1">const</text:span> <text:span text:style-name="T2">[</text:span>lunarInfo<text:span text:style-name="T2">,</text:span> setLunarInfo<text:span text:style-name="T2">]</text:span> <text:span text:style-name="T4">=</text:span> <text:span text:style-name="T4">useState</text:span><text:span text:style-name="T2">({</text:span></text:p>
      <text:p text:style-name="Standard"><text:s/><text:span text:style-name="T5">birthPhase</text:span><text:span text:style-name="T4">:</text:span> <text:span text:style-name="T1">null</text:span><text:span text:style-name="T2">,</text:span></text:p>
      <text:p text:style-name="Standard"><text:soft-page-break/><text:s/><text:span text:style-name="T5">nextPeriodPhase</text:span><text:span text:style-name="T4">:</text:span> <text:span text:style-name="T1">null</text:span><text:span text:style-name="T2">,</text:span></text:p>
      <text:p text:style-name="Standard"><text:s/><text:span text:style-name="T5">currentPhase</text:span><text:span text:style-name="T4">:</text:span> <text:span text:style-name="T1">null</text:span></text:p>
      <text:p text:style-name="Standard"><text:s/><text:span text:style-name="T2">});</text:span></text:p>
      <text:p text:style-name="Standard"><text:s/><text:span text:style-name="T4">useEffect</text:span><text:span text:style-name="T2">(()</text:span> <text:span text:style-name="T4">=&gt;</text:span> <text:span text:style-name="T2">{</text:span></text:p>
      <text:p text:style-name="Standard"><text:s/><text:span text:style-name="T1">if</text:span> <text:span text:style-name="T2">(</text:span>user<text:span text:style-name="T2">.</text:span>birthDate<text:span text:style-name="T2">)</text:span> <text:span text:style-name="T4">fetchBirthLunarPhase</text:span><text:span text:style-name="T2">();</text:span></text:p>
      <text:p text:style-name="Standard"><text:s/><text:span text:style-name="T1">if</text:span> <text:span text:style-name="T2">(</text:span>user<text:span text:style-name="T2">.</text:span>lastPeriod<text:span text:style-name="T2">)</text:span> <text:span text:style-name="T4">fetchNextPeriodLunarPhase</text:span><text:span text:style-name="T2">();</text:span></text:p>
      <text:p text:style-name="Standard"><text:s/><text:span text:style-name="T4">fetchCurrentLunarPhase</text:span><text:span text:style-name="T2">();</text:span></text:p>
      <text:p text:style-name="Standard"><text:s/><text:span text:style-name="T2">},</text:span> <text:span text:style-name="T2">[</text:span>user<text:span text:style-name="T2">.</text:span>birthDate<text:span text:style-name="T2">,</text:span> user<text:span text:style-name="T2">.</text:span>lastPeriod<text:span text:style-name="T2">]);</text:span></text:p>
      <text:p text:style-name="Standard"><text:span text:style-name="T2"/></text:p>
      <text:p text:style-name="Standard"><text:s/><text:span text:style-name="T1">const</text:span> <text:span text:style-name="T4">handleChange</text:span> <text:span text:style-name="T4">=</text:span> <text:span text:style-name="T2">(</text:span>e<text:span text:style-name="T2">)</text:span> <text:span text:style-name="T4">=&gt;</text:span> <text:span text:style-name="T2">{</text:span></text:p>
      <text:p text:style-name="Standard"><text:s/><text:span text:style-name="T1">const</text:span> <text:span text:style-name="T2">{</text:span> name<text:span text:style-name="T2">,</text:span> value <text:span text:style-name="T2">}</text:span> <text:span text:style-name="T4">=</text:span> e<text:span text:style-name="T2">.</text:span>target<text:span text:style-name="T2">;</text:span></text:p>
      <text:p text:style-name="Standard"><text:s/><text:span text:style-name="T4">setUser</text:span><text:span text:style-name="T2">(</text:span>prev <text:span text:style-name="T4">=&gt;</text:span> <text:span text:style-name="T2">({</text:span> <text:span text:style-name="T4">...</text:span>prev<text:span text:style-name="T2">,</text:span> <text:span text:style-name="T2">[</text:span>name<text:span text:style-name="T2">]</text:span><text:span text:style-name="T4">:</text:span> value <text:span text:style-name="T2">}));</text:span></text:p>
      <text:p text:style-name="Standard"><text:s/><text:span text:style-name="T2">};</text:span></text:p>
      <text:p text:style-name="Standard"><text:span text:style-name="T2"/></text:p>
      <text:p text:style-name="Standard"><text:s/><text:span text:style-name="T1">const</text:span> <text:span text:style-name="T4">fetchBirthLunarPhase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try</text:span> <text:span text:style-name="T2">{</text:span></text:p>
      <text:p text:style-name="Standard"><text:s/><text:span text:style-name="T1">const</text:span> phase <text:span text:style-name="T4">=</text:span> <text:span text:style-name="T1">await</text:span> <text:span text:style-name="T4">getLunarPhase</text:span><text:span text:style-name="T2">(</text:span><text:span text:style-name="T1">new</text:span> <text:span text:style-name="T6">Date</text:span><text:span text:style-name="T2">(</text:span>user<text:span text:style-name="T2">.</text:span>birthDate<text:span text:style-name="T2">));</text:span></text:p>
      <text:p text:style-name="Standard"><text:s/><text:span text:style-name="T4">setLunarInfo</text:span><text:span text:style-name="T2">(</text:span>prev <text:span text:style-name="T4">=&gt;</text:span> <text:span text:style-name="T2">({</text:span> <text:span text:style-name="T4">...</text:span>prev<text:span text:style-name="T2">,</text:span> <text:span text:style-name="T5">birthPhase</text:span><text:span text:style-name="T4">:</text:span> phase <text:span text:style-name="T2">}));</text:span></text:p>
      <text:p text:style-name="Standard"><text:s/><text:span text:style-name="T2">}</text:span> <text:span text:style-name="T1">catch</text:span> <text:span text:style-name="T2">(</text:span>error<text:span text:style-name="T2">)</text:span> <text:span text:style-name="T2">{</text:span></text:p>
      <text:p text:style-name="Standard"><text:s/><text:span text:style-name="T6">console</text:span><text:span text:style-name="T2">.</text:span><text:span text:style-name="T4">error</text:span><text:span text:style-name="T2">(</text:span><text:span text:style-name="T3">'Erreur lors de la récupération de la phase lunaire de naissance:'</text:span><text:span text:style-name="T2">,</text:span> error<text:span text:style-name="T2">);</text:span></text:p>
      <text:p text:style-name="Standard"><text:s/><text:span text:style-name="T2">}</text:span></text:p>
      <text:p text:style-name="Standard"><text:s/><text:span text:style-name="T2">};</text:span></text:p>
      <text:p text:style-name="Standard"><text:span text:style-name="T2"/></text:p>
      <text:p text:style-name="Standard"><text:s/><text:span text:style-name="T1">const</text:span> <text:span text:style-name="T4">fetchNextPeriodLunarPhase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try</text:span> <text:span text:style-name="T2">{</text:span></text:p>
      <text:p text:style-name="Standard"><text:s/><text:span text:style-name="T1">const</text:span> lastPeriod <text:span text:style-name="T4">=</text:span> <text:span text:style-name="T1">new</text:span> <text:span text:style-name="T6">Date</text:span><text:span text:style-name="T2">(</text:span>user<text:span text:style-name="T2">.</text:span>lastPeriod<text:span text:style-name="T2">);</text:span></text:p>
      <text:p text:style-name="Standard"><text:s/><text:span text:style-name="T1">const</text:span> nextPeriod <text:span text:style-name="T4">=</text:span> <text:span text:style-name="T1">new</text:span> <text:span text:style-name="T6">Date</text:span><text:span text:style-name="T2">(</text:span>lastPeriod<text:span text:style-name="T2">.</text:span><text:span text:style-name="T4">setDate</text:span><text:span text:style-name="T2">(</text:span>lastPeriod<text:span text:style-name="T2">.</text:span><text:span text:style-name="T4">getDate</text:span><text:span text:style-name="T2">()</text:span> <text:span text:style-name="T4">+</text:span> <text:span text:style-name="T6">Number</text:span><text:span text:style-name="T2">(</text:span>user<text:span text:style-name="T2">.</text:span>cycleDuration<text:span text:style-name="T2">)));</text:span></text:p>
      <text:p text:style-name="Standard"><text:s/><text:span text:style-name="T1">const</text:span> phase <text:span text:style-name="T4">=</text:span> <text:span text:style-name="T1">await</text:span> <text:span text:style-name="T4">getLunarPhase</text:span><text:span text:style-name="T2">(</text:span>nextPeriod<text:span text:style-name="T2">);</text:span></text:p>
      <text:p text:style-name="Standard"><text:s/><text:span text:style-name="T4">setLunarInfo</text:span><text:span text:style-name="T2">(</text:span>prev <text:span text:style-name="T4">=&gt;</text:span> <text:span text:style-name="T2">({</text:span> <text:span text:style-name="T4">...</text:span>prev<text:span text:style-name="T2">,</text:span> <text:span text:style-name="T5">nextPeriodPhase</text:span><text:span text:style-name="T4">:</text:span> phase <text:span text:style-name="T2">}));</text:span></text:p>
      <text:p text:style-name="Standard"><text:s/><text:span text:style-name="T2">}</text:span> <text:span text:style-name="T1">catch</text:span> <text:span text:style-name="T2">(</text:span>error<text:span text:style-name="T2">)</text:span> <text:span text:style-name="T2">{</text:span></text:p>
      <text:p text:style-name="Standard"><text:s/><text:span text:style-name="T6">console</text:span><text:span text:style-name="T2">.</text:span><text:span text:style-name="T4">error</text:span><text:span text:style-name="T2">(</text:span><text:span text:style-name="T3">'Erreur lors de la récupération de la phase lunaire du prochain cycle:'</text:span><text:span text:style-name="T2">,</text:span> error<text:span text:style-name="T2">);</text:span></text:p>
      <text:p text:style-name="Standard"><text:s/><text:span text:style-name="T2">}</text:span></text:p>
      <text:p text:style-name="Standard"><text:s/><text:span text:style-name="T2">};</text:span></text:p>
      <text:p text:style-name="Standard"><text:span text:style-name="T2"/></text:p>
      <text:p text:style-name="Standard"><text:s/><text:span text:style-name="T1">const</text:span> <text:span text:style-name="T4">fetchCurrentLunarPhase</text:span> <text:span text:style-name="T4">=</text:span> <text:span text:style-name="T1">async</text:span> <text:span text:style-name="T2">()</text:span> <text:span text:style-name="T4">=&gt;</text:span> <text:span text:style-name="T2">{</text:span></text:p>
      <text:p text:style-name="Standard"><text:s/><text:span text:style-name="T1">try</text:span> <text:span text:style-name="T2">{</text:span></text:p>
      <text:p text:style-name="Standard"><text:s/><text:span text:style-name="T1">const</text:span> phase <text:span text:style-name="T4">=</text:span> <text:span text:style-name="T1">await</text:span> <text:span text:style-name="T4">getLunarPhase</text:span><text:span text:style-name="T2">(</text:span><text:span text:style-name="T1">new</text:span> <text:span text:style-name="T6">Date</text:span><text:span text:style-name="T2">());</text:span></text:p>
      <text:p text:style-name="Standard"><text:s/><text:span text:style-name="T4">setLunarInfo</text:span><text:span text:style-name="T2">(</text:span>prev <text:span text:style-name="T4">=&gt;</text:span> <text:span text:style-name="T2">({</text:span> <text:span text:style-name="T4">...</text:span>prev<text:span text:style-name="T2">,</text:span> <text:span text:style-name="T5">currentPhase</text:span><text:span text:style-name="T4">:</text:span> phase <text:span text:style-name="T2">}));</text:span></text:p>
      <text:p text:style-name="Standard"><text:s/><text:span text:style-name="T2">}</text:span> <text:span text:style-name="T1">catch</text:span> <text:span text:style-name="T2">(</text:span>error<text:span text:style-name="T2">)</text:span> <text:span text:style-name="T2">{</text:span></text:p>
      <text:p text:style-name="Standard"><text:s/><text:span text:style-name="T6">console</text:span><text:span text:style-name="T2">.</text:span><text:span text:style-name="T4">error</text:span><text:span text:style-name="T2">(</text:span><text:span text:style-name="T3">'Erreur lors de la récupération de la phase lunaire actuelle:'</text:span><text:span text:style-name="T2">,</text:span> error<text:span text:style-name="T2">);</text:span></text:p>
      <text:p text:style-name="Standard"><text:s/><text:span text:style-name="T2">}</text:span></text:p>
      <text:p text:style-name="Standard"><text:s/><text:span text:style-name="T2">};</text:span> </text:p>
      <text:p text:style-name="Standard"/>
      <text:p text:style-name="Standard"><text:s text:c="2"/>const getLunarPhaseName = (phaseNumber) =&gt; {</text:p>
      <text:p text:style-name="Standard"><text:s text:c="4"/>const phases = ['Nouvelle Lune', 'Premier Croissant', 'Premier Quartier', 'Lune Gibbeuse Croissante',</text:p>
      <text:p text:style-name="Standard"><text:s text:c="6"/>'Pleine Lune', 'Lune Gibbeuse Décroissante', 'Dernier Quartier', 'Dernier Croissant'];</text:p>
      <text:p text:style-name="Standard"><text:s text:c="4"/>return phases[Math.floor(phaseNumber / 45)];</text:p>
      <text:p text:style-name="Standard"><text:s text:c="2"/>};</text:p>
      <text:p text:style-name="Standard"/>
      <text:p text:style-name="Standard"><text:s text:c="2"/>const handleSubmit = (e) =&gt; {</text:p>
      <text:p text:style-name="Standard"><text:soft-page-break/><text:s text:c="4"/>e.preventDefault();</text:p>
      <text:p text:style-name="Standard"><text:s text:c="4"/>console.log('Profil mis à jour:', user);</text:p>
      <text:p text:style-name="Standard"><text:s text:c="4"/>// Ici, vous ajouteriez la logique pour sauvegarder les données</text:p>
      <text:p text:style-name="Standard"><text:s text:c="2"/>};</text:p>
      <text:p text:style-name="Standard"/>
      <text:p text:style-name="Standard"><text:s text:c="2"/>return (</text:p>
      <text:p text:style-name="Standard"><text:s text:c="4"/>&lt;ProfileWrapper&gt;</text:p>
      <text:p text:style-name="Standard"><text:s text:c="6"/>&lt;Title&gt;Profil Utilisateur&lt;/Title&gt;</text:p>
      <text:p text:style-name="Standard"><text:s text:c="6"/>&lt;Form onSubmit={handleSubmit}&gt;</text:p>
      <text:p text:style-name="Standard"><text:s text:c="8"/>&lt;Input</text:p>
      <text:p text:style-name="Standard"><text:s text:c="10"/>name="name"</text:p>
      <text:p text:style-name="Standard"><text:s text:c="10"/>value={user.name}</text:p>
      <text:p text:style-name="Standard"><text:s text:c="10"/>onChange={handleChange}</text:p>
      <text:p text:style-name="Standard"><text:s text:c="10"/>placeholder="Nom"</text:p>
      <text:p text:style-name="Standard"><text:s text:c="8"/>/&gt;</text:p>
      <text:p text:style-name="Standard"><text:s text:c="8"/>&lt;Input</text:p>
      <text:p text:style-name="Standard"><text:s text:c="10"/>type="date"</text:p>
      <text:p text:style-name="Standard"><text:s text:c="10"/>name="birthDate"</text:p>
      <text:p text:style-name="Standard"><text:s text:c="10"/>value={user.birthDate}</text:p>
      <text:p text:style-name="Standard"><text:s text:c="10"/>onChange={handleChange}</text:p>
      <text:p text:style-name="Standard"><text:s text:c="8"/>/&gt;</text:p>
      <text:p text:style-name="Standard"><text:s text:c="8"/>&lt;Input</text:p>
      <text:p text:style-name="Standard"><text:s text:c="10"/>type="date"</text:p>
      <text:p text:style-name="Standard"><text:s text:c="10"/>name="lastPeriod"</text:p>
      <text:p text:style-name="Standard"><text:s text:c="10"/>value={user.lastPeriod}</text:p>
      <text:p text:style-name="Standard"><text:s text:c="10"/>onChange={handleChange}</text:p>
      <text:p text:style-name="Standard"><text:s text:c="8"/>/&gt;</text:p>
      <text:p text:style-name="Standard"><text:s text:c="8"/>&lt;Input</text:p>
      <text:p text:style-name="Standard"><text:s text:c="10"/>type="number"</text:p>
      <text:p text:style-name="Standard"><text:s text:c="10"/>name="cycleDuration"</text:p>
      <text:p text:style-name="Standard"><text:s text:c="10"/>value={user.cycleDuration}</text:p>
      <text:p text:style-name="Standard"><text:s text:c="10"/>onChange={handleChange}</text:p>
      <text:p text:style-name="Standard"><text:s text:c="10"/>min="20"</text:p>
      <text:p text:style-name="Standard"><text:s text:c="10"/>max="45"</text:p>
      <text:p text:style-name="Standard"><text:s text:c="8"/>/&gt;</text:p>
      <text:p text:style-name="Standard"><text:s text:c="8"/>&lt;Button type="submit"&gt;Sauvegarder&lt;/Button&gt;</text:p>
      <text:p text:style-name="Standard"><text:s text:c="6"/>&lt;/Form&gt;</text:p>
      <text:p text:style-name="Standard"><text:s text:c="6"/>&lt;LunarInfo&gt;</text:p>
      <text:p text:style-name="Standard"><text:s text:c="8"/>&lt;p&gt;Phase lunaire à votre naissance : {lunarInfo.birthPhase || 'Non disponible'}&lt;/p&gt;</text:p>
      <text:p text:style-name="Standard"><text:s text:c="8"/>&lt;p&gt;Phase lunaire lors de vos prochaines règles estimées : {lunarInfo.nextPeriodPhase || 'Non disponible'}&lt;/p&gt;</text:p>
      <text:p text:style-name="Standard"><text:s text:c="8"/>&lt;p&gt;Phase lunaire actuelle : {lunarInfo.currentPhase || 'Chargement...'}&lt;/p&gt;</text:p>
      <text:p text:style-name="Standard"><text:s text:c="6"/>&lt;/LunarInfo&gt;</text:p>
      <text:p text:style-name="Standard"><text:s text:c="4"/>&lt;/ProfileWrapper&gt;</text:p>
      <text:p text:style-name="Standard"><text:s text:c="2"/>);</text:p>
      <text:p text:style-name="Standard">};</text:p>
      <text:p text:style-name="Standard"/>
      <text:p text:style-name="Standard">export default EnhancedUserProfi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0S</meta:editing-duration>
    <meta:editing-cycles>4</meta:editing-cycles>
    <meta:generator>OpenOffice/4.1.14$Win32 OpenOffice.org_project/4114m1$Build-9811</meta:generator>
    <dc:date>2024-09-08T12:46:41.07</dc:date>
    <dc:creator>ronan salaun</dc:creator>
    <meta:document-statistic meta:table-count="0" meta:image-count="0" meta:object-count="0" meta:page-count="3" meta:paragraph-count="132" meta:word-count="421" meta:character-count="4145"/>
    <meta:user-defined meta:name="Info 1"/>
    <meta:user-defined meta:name="Info 2"/>
    <meta:user-defined meta:name="Info 3"/>
    <meta:user-defined meta:name="Info 4"/>
  </office:meta>
</office:document-meta>
</file>